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SIMPLE EQUATIONS</text:p>
      <text:p text:style-name="P1"/>
      <text:p text:style-name="Standard"/>
      <text:p text:style-name="Standard"><draw:rect text:anchor-type="paragraph" draw:z-index="1" draw:style-name="gr1" draw:text-style-name="P7" svg:width="0.6268in" svg:height="0.4496in" svg:x="5.1165in" svg:y="0.472in"><text:p/></draw:rect><draw:rect text:anchor-type="paragraph" draw:z-index="4" draw:style-name="gr1" draw:text-style-name="P7" svg:width="0.6268in" svg:height="0.4496in" svg:x="5.0783in" svg:y="2.472in"><text:p/></draw:rect><draw:rect text:anchor-type="paragraph" draw:z-index="5" draw:style-name="gr1" draw:text-style-name="P7" svg:width="0.6268in" svg:height="0.4496in" svg:x="1.6516in" svg:y="1.4516in"><text:p/></draw:rect><draw:rect text:anchor-type="paragraph" draw:z-index="9" draw:style-name="gr1" draw:text-style-name="P6" svg:width="0.6252in" svg:height="0.448in" svg:x="1.6189in" svg:y="3.4516in"><text:p/></draw:rect><draw:rect text:anchor-type="paragraph" draw:z-index="10" draw:style-name="gr1" draw:text-style-name="P6" svg:width="0.6252in" svg:height="0.448in" svg:x="1.6189in" svg:y="5.4516in"><text:p/></draw:rect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<draw:rect text:anchor-type="paragraph" draw:z-index="0" draw:style-name="gr1" draw:text-style-name="P6" svg:width="0.6252in" svg:height="0.448in" svg:x="2.2437in" svg:y="0.0035in"><text:p/></draw:rect> <text:s text:c="7"/>5 + 3 = 3 + </text:p>
          </table:table-cell>
          <table:table-cell table:style-name="Table1.A1" office:value-type="string">
            <text:p text:style-name="P4">1 + 3 = <text:s text:c="10"/>+ 2 </text:p>
          </table:table-cell>
        </table:table-row>
        <table:table-row table:style-name="Table1.1">
          <table:table-cell table:style-name="Table1.A1" office:value-type="string">
            <text:p text:style-name="P4"><text:s/>4 + 3 = <text:s text:c="10"/>+ 5 </text:p>
          </table:table-cell>
          <table:table-cell table:style-name="Table1.A1" office:value-type="string">
            <text:p text:style-name="P5"><draw:rect text:anchor-type="paragraph" draw:z-index="2" draw:style-name="gr1" draw:text-style-name="P6" svg:width="0.6252in" svg:height="0.448in" svg:x="2.2437in" svg:y="0.0035in"><text:p/></draw:rect> <text:s text:c="5"/>5 + 7 = 6 + </text:p>
          </table:table-cell>
        </table:table-row>
        <table:table-row table:style-name="Table1.1">
          <table:table-cell table:style-name="Table1.A1" office:value-type="string">
            <text:p text:style-name="P5"><draw:rect text:anchor-type="paragraph" draw:z-index="3" draw:style-name="gr1" draw:text-style-name="P6" svg:width="0.6252in" svg:height="0.448in" svg:x="2.2437in" svg:y="0.0035in"><text:p/></draw:rect> <text:s text:c="5"/>6 + 3 = 3 + </text:p>
          </table:table-cell>
          <table:table-cell table:style-name="Table1.A1" office:value-type="string">
            <text:p text:style-name="P4">1 + 2 = <text:s text:c="10"/>+ 2 </text:p>
          </table:table-cell>
        </table:table-row>
        <table:table-row table:style-name="Table1.1">
          <table:table-cell table:style-name="Table1.A1" office:value-type="string">
            <text:p text:style-name="P4">8 + 9 = <text:s text:c="10"/>+ 7 </text:p>
          </table:table-cell>
          <table:table-cell table:style-name="Table1.A1" office:value-type="string">
            <text:p text:style-name="P5"><draw:rect text:anchor-type="paragraph" draw:z-index="6" draw:style-name="gr1" draw:text-style-name="P6" svg:width="0.6252in" svg:height="0.448in" svg:x="2.2437in" svg:y="0.0035in"><text:p/></draw:rect> <text:s text:c="5"/>9 + 4 = 2 + </text:p>
          </table:table-cell>
        </table:table-row>
        <table:table-row table:style-name="Table1.1">
          <table:table-cell table:style-name="Table1.A1" office:value-type="string">
            <text:p text:style-name="P5"><draw:rect text:anchor-type="paragraph" draw:z-index="7" draw:style-name="gr1" draw:text-style-name="P6" svg:width="0.6252in" svg:height="0.448in" svg:x="2.2437in" svg:y="0.0035in"><text:p/></draw:rect> <text:s text:c="5"/>6 + 3 = 5 + </text:p>
          </table:table-cell>
          <table:table-cell table:style-name="Table1.A1" office:value-type="string">
            <text:p text:style-name="P4"><draw:rect text:anchor-type="paragraph" draw:z-index="11" draw:style-name="gr1" draw:text-style-name="P6" svg:width="0.6252in" svg:height="0.448in" svg:x="1.6189in" svg:y="0.0035in"><text:p/></draw:rect>2 + 4 = <text:s text:c="10"/>+ 6 </text:p>
          </table:table-cell>
        </table:table-row>
        <table:table-row table:style-name="Table1.1">
          <table:table-cell table:style-name="Table1.A1" office:value-type="string">
            <text:p text:style-name="P4">4 + 5 = <text:s text:c="10"/>+ 5 </text:p>
          </table:table-cell>
          <table:table-cell table:style-name="Table1.A1" office:value-type="string">
            <text:p text:style-name="P5"><draw:rect text:anchor-type="paragraph" draw:z-index="8" draw:style-name="gr1" draw:text-style-name="P6" svg:width="0.6252in" svg:height="0.448in" svg:x="2.2437in" svg:y="0.0035in"><text:p/></draw:rect> <text:s text:c="5"/>2 + 7 = 6 +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4-10-18T22:21:15.04</dc:date>
    <dc:creator>Anoop Jain</dc:creator>
    <meta:editing-duration>PT15M40S</meta:editing-duration>
    <meta:editing-cycles>6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5" meta:word-count="83" meta:character-count="387"/>
  </office:meta>
</office:document-meta>
</file>